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c3dc" officeooo:paragraph-rsid="0002c3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Compte rendu projet semaine 2</text:p>
      <text:p text:style-name="P1"/>
      <text:p text:style-name="P1"/>
      <text:p text:style-name="P1">- Nous commence a apprendre le MCV, <text:s/>MySql</text:p>
      <text:p text:style-name="P1">- Fin de la recherche des autres sociétés proposant le même service que nous</text:p>
      <text:p text:style-name="P1">- Diagrammes de séquence </text:p>
      <text:p text:style-name="P1"/>
      <text:p text:style-name="P1">Répartition des tâches:</text:p>
      <text:p text:style-name="P1"/>
      <text:p text:style-name="P1">- 2 élèves sur les modèles dans le MCV</text:p>
      <text:p text:style-name="P1">-1 élève sur la vue </text:p>
      <text:p text:style-name="P1">- 2 élèves sur le framework three.j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2:51:13.570000000</meta:creation-date>
    <dc:date>2018-01-29T13:31:41.136000000</dc:date>
    <meta:editing-duration>PT30M7S</meta:editing-duration>
    <meta:editing-cycles>1</meta:editing-cycles>
    <meta:document-statistic meta:table-count="0" meta:image-count="0" meta:object-count="0" meta:page-count="1" meta:paragraph-count="8" meta:word-count="55" meta:character-count="294" meta:non-whitespace-character-count="239"/>
    <meta:generator>LibreOffice/5.3.6.1$Windows_X86_64 LibreOffice_project/686f202eff87ef707079aeb7f485847613344eb7</meta:generator>
  </office:meta>
</office:document-meta>
</file>